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style:font-name="Liberation Serif" fo:font-size="12pt" officeooo:rsid="001223f7" officeooo:paragraph-rsid="001223f7" style:font-size-asian="10.5pt" style:font-size-complex="12pt"/>
    </style:style>
    <style:style style:name="P3" style:family="paragraph" style:parent-style-name="Preformatted_20_Text">
      <style:text-properties style:font-name="Liberation Serif" fo:font-size="12pt" officeooo:rsid="001223f7" officeooo:paragraph-rsid="00125620" style:font-size-asian="10.5pt" style:font-size-complex="12pt"/>
    </style:style>
    <style:style style:name="P4" style:family="paragraph" style:parent-style-name="Preformatted_20_Text">
      <style:text-properties style:font-name="Liberation Serif" fo:font-size="12pt" officeooo:rsid="001359c8" officeooo:paragraph-rsid="001359c8" style:font-size-asian="10.5pt" style:font-size-complex="12pt"/>
    </style:style>
    <style:style style:name="P5" style:family="paragraph" style:parent-style-name="Preformatted_20_Text">
      <style:text-properties style:font-name="Liberation Serif" fo:font-size="12pt" officeooo:rsid="001359c8" officeooo:paragraph-rsid="001541c1" style:font-size-asian="10.5pt" style:font-size-complex="12pt"/>
    </style:style>
    <style:style style:name="P6" style:family="paragraph" style:parent-style-name="Preformatted_20_Text">
      <style:text-properties style:font-name="Liberation Serif" fo:font-size="12pt" officeooo:rsid="001359c8" officeooo:paragraph-rsid="00165451" style:font-size-asian="10.5pt" style:font-size-complex="12pt"/>
    </style:style>
    <style:style style:name="P7" style:family="paragraph" style:parent-style-name="Standard">
      <style:text-properties officeooo:rsid="000c9723" officeooo:paragraph-rsid="000c9723"/>
    </style:style>
    <style:style style:name="P8" style:family="paragraph" style:parent-style-name="Standard" style:list-style-name="L3">
      <style:text-properties officeooo:rsid="000c9723" officeooo:paragraph-rsid="000c9723"/>
    </style:style>
    <style:style style:name="P9" style:family="paragraph" style:parent-style-name="Standard">
      <style:text-properties officeooo:paragraph-rsid="000c9723"/>
    </style:style>
    <style:style style:name="P10" style:family="paragraph" style:parent-style-name="Standard">
      <style:text-properties officeooo:rsid="000d38cf" officeooo:paragraph-rsid="000d38cf"/>
    </style:style>
    <style:style style:name="P11" style:family="paragraph" style:parent-style-name="Standard">
      <style:text-properties officeooo:rsid="000d7e24" officeooo:paragraph-rsid="000d7e24"/>
    </style:style>
    <style:style style:name="P12" style:family="paragraph" style:parent-style-name="Standard">
      <style:text-properties officeooo:rsid="000f1a9a" officeooo:paragraph-rsid="000d7e24"/>
    </style:style>
    <style:style style:name="P13" style:family="paragraph" style:parent-style-name="Standard">
      <style:text-properties officeooo:rsid="000f1a9a" officeooo:paragraph-rsid="000f1a9a"/>
    </style:style>
    <style:style style:name="P14" style:family="paragraph" style:parent-style-name="Standard">
      <style:text-properties officeooo:paragraph-rsid="000f1a9a"/>
    </style:style>
    <style:style style:name="P15" style:family="paragraph" style:parent-style-name="Standard">
      <style:text-properties officeooo:rsid="000fa45c" officeooo:paragraph-rsid="000fa45c"/>
    </style:style>
    <style:style style:name="P16" style:family="paragraph" style:parent-style-name="Standard">
      <style:text-properties style:font-name="Liberation Serif" fo:font-size="12pt" officeooo:rsid="000fa45c" officeooo:paragraph-rsid="000fa45c" style:font-size-asian="10.5pt" style:font-size-complex="12pt"/>
    </style:style>
    <style:style style:name="P17" style:family="paragraph" style:parent-style-name="Standard">
      <style:text-properties style:font-name="Liberation Serif" fo:font-size="12pt" officeooo:rsid="0010736b" officeooo:paragraph-rsid="0010736b" style:font-size-asian="10.5pt" style:font-size-complex="12pt"/>
    </style:style>
    <style:style style:name="P18" style:family="paragraph" style:parent-style-name="Standard">
      <style:text-properties style:font-name="Liberation Serif" fo:font-size="12pt" officeooo:rsid="00119c07" officeooo:paragraph-rsid="00119c07" style:font-size-asian="10.5pt" style:font-size-complex="12pt"/>
    </style:style>
    <style:style style:name="P19" style:family="paragraph" style:parent-style-name="Standard">
      <style:text-properties style:font-name="Liberation Serif" fo:font-size="12pt" officeooo:rsid="001223f7" officeooo:paragraph-rsid="001223f7" style:font-size-asian="10.5pt" style:font-size-complex="12pt"/>
    </style:style>
    <style:style style:name="P20" style:family="paragraph" style:parent-style-name="Standard">
      <style:text-properties style:font-name="Liberation Serif" fo:font-size="12pt" officeooo:rsid="00125620" officeooo:paragraph-rsid="00125620" style:font-size-asian="10.5pt" style:font-size-complex="12pt"/>
    </style:style>
    <style:style style:name="P21" style:family="paragraph" style:parent-style-name="Standard">
      <style:text-properties style:font-name="Liberation Serif" fo:font-size="12pt" officeooo:rsid="001359c8" officeooo:paragraph-rsid="001359c8" style:font-size-asian="10.5pt" style:font-size-complex="12pt"/>
    </style:style>
    <style:style style:name="P22" style:family="paragraph" style:parent-style-name="Standard">
      <style:text-properties style:font-name="Liberation Serif" fo:font-size="12pt" officeooo:rsid="001359c8" officeooo:paragraph-rsid="001541c1" style:font-size-asian="10.5pt" style:font-size-complex="12pt"/>
    </style:style>
    <style:style style:name="P23" style:family="paragraph" style:parent-style-name="Standard">
      <style:text-properties style:font-name="Liberation Serif" fo:font-size="12pt" officeooo:rsid="001359c8" officeooo:paragraph-rsid="00165451" style:font-size-asian="10.5pt" style:font-size-complex="12pt"/>
    </style:style>
    <style:style style:name="P24" style:family="paragraph" style:parent-style-name="Standard">
      <style:text-properties style:font-name="Liberation Serif" fo:font-size="12pt" officeooo:rsid="001541c1" officeooo:paragraph-rsid="001541c1" style:font-size-asian="10.5pt" style:font-size-complex="12pt"/>
    </style:style>
    <style:style style:name="T1" style:family="text">
      <style:text-properties officeooo:rsid="000c9723"/>
    </style:style>
    <style:style style:name="T2" style:family="text">
      <style:text-properties officeooo:rsid="000d38cf"/>
    </style:style>
    <style:style style:name="T3" style:family="text">
      <style:text-properties officeooo:rsid="000f1a9a"/>
    </style:style>
    <style:style style:name="T4" style:family="text">
      <style:text-properties style:font-name="sans-serif" fo:font-size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541c1" style:font-style-asian="italic" style:font-style-complex="italic"/>
    </style:style>
    <style:style style:name="T7" style:family="text">
      <style:text-properties fo:font-style="italic" officeooo:rsid="00165451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Liberation Serif" fo:font-style="italic" style:font-style-asian="italic" style:font-style-complex="italic"/>
    </style:style>
    <style:style style:name="T10" style:family="text">
      <style:text-properties style:font-name="Liberation Serif" fo:font-style="italic" officeooo:rsid="00125620" style:font-style-asian="italic" style:font-style-complex="italic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style="italic" officeooo:rsid="00165451" style:font-size-asian="10.5pt" style:font-style-asian="italic" style:font-size-complex="12pt" style:font-style-complex="itali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1) <text:tab/></text:span><text:span text:style-name="T1">Installation of Debian on Oracle VM Virtual Box:</text:span></text:p>
      <text:p text:style-name="P7"/>
      <text:list xml:id="list1913576297" text:style-name="L3">
        <text:list-item>
          <text:p text:style-name="P8">Download Debian 11: <text:a xlink:type="simple" xlink:href="https://www.debian.org/download" text:style-name="Internet_20_link" text:visited-style-name="Visited_20_Internet_20_Link">https://www.debian.org/download</text:a></text:p>
        </text:list-item>
      </text:list>
      <text:p text:style-name="P7"/>
      <text:p text:style-name="P7"/>
      <text:p text:style-name="P10">2)<text:tab/>Install and configuration sudo:</text:p>
      <text:p text:style-name="P10"/>
      <text:p text:style-name="P10">su -</text:p>
      <text:p text:style-name="P10">apt install sudo</text:p>
      <text:p text:style-name="P11">usedmod -aG sudo fvalli-v (add fvalli-v to sudo group)</text:p>
      <text:p text:style-name="P11">getent group sudo (check if fvalli-v is on sudo group)</text:p>
      <text:p text:style-name="P11">group add user42</text:p>
      <text:p text:style-name="P11">usermod -aG user42 fvalli-v</text:p>
      <text:p text:style-name="P11">reboot</text:p>
      <text:p text:style-name="P13">mkdir /<text:span text:style-name="T5">var</text:span><text:span text:style-name="T8">/log/sudo</text:span></text:p>
      <text:p text:style-name="P11">sudo visudo</text:p>
      <text:p text:style-name="P12"/>
      <text:p text:style-name="P13">add the lines below to the “sudo visudo”:</text:p>
      <text:p text:style-name="P13">Defaults<text:tab/>passwd_tries=3</text:p>
      <text:p text:style-name="P13">Defaults<text:tab/>badpass_message=”42 error: try again”</text:p>
      <text:p text:style-name="P13">Defaults<text:tab/>logfile=”/var/log/sudo/sudo.log”</text:p>
      <text:p text:style-name="P13">Defaults<text:tab/>requiretty</text:p>
      <text:p text:style-name="P14"><text:span text:style-name="T3">Defaults<text:tab/>secure_path=”</text:span><text:span text:style-name="T4">/usr/local/sbin:/usr/local/bin:/usr/sbin:/usr/bin:/sbin:/bin:/snap/bin”</text:span></text:p>
      <text:p text:style-name="P14"><text:span text:style-name="T4"/></text:p>
      <text:p text:style-name="P15"><text:span text:style-name="T4"/></text:p>
      <text:p text:style-name="P16">3)<text:tab/>Configuration of UFW</text:p>
      <text:p text:style-name="P16"/>
      <text:p text:style-name="P16">sudo apt install ufw</text:p>
      <text:p text:style-name="P16">sudo ufw enable</text:p>
      <text:p text:style-name="P16">sudo ufw status</text:p>
      <text:p text:style-name="P16">sudo ufw allow 4242</text:p>
      <text:p text:style-name="P16">sudo ufw status</text:p>
      <text:p text:style-name="P16"/>
      <text:p text:style-name="P16">4)<text:tab/>Configuration of SSH</text:p>
      <text:p text:style-name="P16"/>
      <text:p text:style-name="P16">sudo apt install openssh-server</text:p>
      <text:p text:style-name="P16">sudo vi /<text:span text:style-name="T5">etc/ssh/sshd_config</text:span></text:p>
      <text:p text:style-name="P16"><text:span text:style-name="T5"/></text:p>
      <text:p text:style-name="P16"><text:span text:style-name="T5">add to the file above:</text:span></text:p>
      <text:p text:style-name="P16"><text:span text:style-name="T5">Port 4242</text:span></text:p>
      <text:p text:style-name="P16"><text:span text:style-name="T5">PermitRootLogin no</text:span></text:p>
      <text:p text:style-name="P16"><text:span text:style-name="T5"/></text:p>
      <text:p text:style-name="P17"><text:span text:style-name="T5">sudo systemctl status ssh</text:span></text:p>
      <text:p text:style-name="P17"><text:span text:style-name="T5">sudo service ssh status</text:span></text:p>
      <text:p text:style-name="P17"><text:span text:style-name="T5"/></text:p>
      <text:p text:style-name="P17"><text:span text:style-name="T5">sudo reboot</text:span></text:p>
      <text:p text:style-name="P17"><text:span text:style-name="T5"/></text:p>
      <text:p text:style-name="P17"><text:span text:style-name="T5">conenct to the server via ssh:</text:span></text:p>
      <text:p text:style-name="P17"><text:span text:style-name="T5"/></text:p>
      <text:p text:style-name="P17"><text:span text:style-name="T5">ssh </text:span><text:a xlink:type="simple" xlink:href="mailto:username@hostname" text:style-name="Internet_20_link" text:visited-style-name="Visited_20_Internet_20_Link"><text:span text:style-name="T5">username@hostname</text:span></text:a><text:span text:style-name="T5"> -p 4242</text:span></text:p>
      <text:p text:style-name="P17"><text:span text:style-name="T5"/></text:p>
      <text:p text:style-name="P17"><text:span text:style-name="T5">hostname is the ip address and can be found from the command “hostname -I”</text:span></text:p>
      <text:p text:style-name="P17"><text:span text:style-name="T5"/></text:p>
      <text:p text:style-name="P18"><text:soft-page-break/><text:span text:style-name="T5">5)<text:tab/>Password policy</text:span></text:p>
      <text:p text:style-name="P18"><text:span text:style-name="T5"/></text:p>
      <text:p text:style-name="P18"><text:span text:style-name="T5">sudo vi /etc/login.defs</text:span></text:p>
      <text:p text:style-name="P18"><text:span text:style-name="T5"/></text:p>
      <text:p text:style-name="P18"><text:span text:style-name="T5">change password aging controls:</text:span></text:p>
      <text:p text:style-name="P18"><text:span text:style-name="T5">PASS_MAX_DAYS<text:tab/>30</text:span></text:p>
      <text:p text:style-name="P18"><text:span text:style-name="T5">PASS_MIN_DAYS<text:tab/>2</text:span></text:p>
      <text:p text:style-name="P18"><text:span text:style-name="T5">PASS_WARN_AGE<text:tab/>7</text:span></text:p>
      <text:p text:style-name="P18"><text:span text:style-name="T5"/></text:p>
      <text:p text:style-name="P18"><text:span text:style-name="T5">passwd command for changing password</text:span></text:p>
      <text:p text:style-name="P18"><text:span text:style-name="T5">“passwd -e user” to force expire password</text:span></text:p>
      <text:p text:style-name="P18"><text:span text:style-name="T5"/></text:p>
      <text:p text:style-name="P18"><text:span text:style-name="T5"/></text:p>
      <text:p text:style-name="P18"><text:span text:style-name="T5">Password strength:</text:span></text:p>
      <text:p text:style-name="P18"><text:span text:style-name="T5">sudo apt install libpam-pwquality</text:span></text:p>
      <text:p text:style-name="P18"><text:span text:style-name="T5">sudo vim /etc/pam.d/common-password</text:span></text:p>
      <text:p text:style-name="P18"><text:span text:style-name="T5"/></text:p>
      <text:p text:style-name="P19"><text:span text:style-name="T5">edit the file with:</text:span></text:p>
      <text:p text:style-name="P2"><text:span text:style-name="Source_20_Text"><text:span text:style-name="T9">pam_pwquality.so retry=3 minlen=10 ucredit=-1 dcredit=-1 lcredit=-1 maxrepeat=3 reject_username difok=7 enforce_for_root</text:span></text:span></text:p>
      <text:p text:style-name="P2"><text:span text:style-name="Source_20_Text"><text:span text:style-name="T5"/></text:span></text:p>
      <text:p text:style-name="P2"><text:span text:style-name="Source_20_Text"><text:span text:style-name="T9">6)<text:tab/>Define static IP: this get rid of the port 68 open for DHCP</text:span></text:span></text:p>
      <text:p text:style-name="P2"><text:span text:style-name="Source_20_Text"><text:span text:style-name="T9"/></text:span></text:p>
      <text:p text:style-name="P2"><text:span text:style-name="Source_20_Text"><text:span text:style-name="T9">sudo nano /etc/network/interfaces</text:span></text:span></text:p>
      <text:p text:style-name="P2"><text:span text:style-name="Source_20_Text"><text:span text:style-name="T9"/></text:span></text:p>
      <text:p text:style-name="P2"><text:span text:style-name="Source_20_Text"><text:span text:style-name="T9">edit:</text:span></text:span></text:p>
      <text:p text:style-name="P2"><text:span text:style-name="Source_20_Text"><text:span text:style-name="T9">auto enp0s3</text:span></text:span></text:p>
      <text:p text:style-name="P2"><text:span text:style-name="Source_20_Text"><text:span text:style-name="T9">iface enp0s3 inet static</text:span></text:span></text:p>
      <text:p text:style-name="P2"><text:span text:style-name="Source_20_Text"><text:span text:style-name="T9">address (ip from “hostname -I”)</text:span></text:span></text:p>
      <text:p text:style-name="P2"><text:span text:style-name="Source_20_Text"><text:span text:style-name="T9">netmask 255.255.255.0</text:span></text:span></text:p>
      <text:p text:style-name="P2"><text:span text:style-name="Source_20_Text"><text:span text:style-name="T9">gateway (ip from first line on “ip route”)</text:span></text:span></text:p>
      <text:p text:style-name="P2"><text:span text:style-name="Source_20_Text"><text:span text:style-name="T9"/></text:span></text:p>
      <text:p text:style-name="P2"><text:span text:style-name="Source_20_Text"><text:span text:style-name="T9">7) <text:tab/>Monitoring.sh</text:span></text:span></text:p>
      <text:p text:style-name="P2"><text:span text:style-name="Source_20_Text"><text:span text:style-name="T9"/></text:span></text:p>
      <text:p text:style-name="P2"><text:span text:style-name="Source_20_Text"><text:span text:style-name="T9">look at the script</text:span></text:span></text:p>
      <text:p text:style-name="P2"><text:span text:style-name="Source_20_Text"><text:span text:style-name="T9"/></text:span></text:p>
      <text:p text:style-name="P3"><text:span text:style-name="Source_20_Text"><text:span text:style-name="T10">8)<text:tab/>Crontab configuration: is a job scheduling utility</text:span></text:span></text:p>
      <text:p text:style-name="P19"><text:span text:style-name="T5"/></text:p>
      <text:p text:style-name="P20"><text:span text:style-name="T5">sudo systemctl status cron.service</text:span></text:p>
      <text:p text:style-name="P20"><text:span text:style-name="T5">sudo service cron status</text:span></text:p>
      <text:p text:style-name="P20"><text:span text:style-name="T5">sudo crontab -e (has to be with sudo)</text:span></text:p>
      <text:p text:style-name="P20"><text:span text:style-name="T5"/></text:p>
      <text:p text:style-name="P20"><text:span text:style-name="T5">edit with:</text:span></text:p>
      <text:p text:style-name="P20"><text:span text:style-name="T5">*/10 * * * * bash monitoring.sh</text:span></text:p>
      <text:p text:style-name="P20"><text:span text:style-name="T5">or</text:span></text:p>
      <text:p text:style-name="P20"><text:span text:style-name="T5">0-60/10 * * * * bash monitoring.sh</text:span></text:p>
      <text:p text:style-name="P20"><text:span text:style-name="T5"/></text:p>
      <text:p text:style-name="P20"><text:span text:style-name="T5">to stop the service just: sudo service cron stop</text:span></text:p>
      <text:p text:style-name="P20"><text:span text:style-name="T5"/></text:p>
      <text:p text:style-name="P20"><text:span text:style-name="T5">commands:</text:span></text:p>
      <text:p text:style-name="P20"><text:span text:style-name="T5">crontab -e (edit cron)</text:span></text:p>
      <text:p text:style-name="P20"><text:span text:style-name="T5">crontab -l (list of the tasks for the current user)</text:span></text:p>
      <text:p text:style-name="P20"><text:soft-page-break/><text:span text:style-name="T5">crontab – u username -e</text:span></text:p>
      <text:p text:style-name="P20"><text:span text:style-name="T5"/></text:p>
      <text:p text:style-name="P20"><text:span text:style-name="T5"/></text:p>
      <text:p text:style-name="P21"><text:span text:style-name="T5">bonus) install LLMP (linux lighttpd mariaDB PHP) server</text:span></text:p>
      <text:p text:style-name="P21"><text:span text:style-name="T5"/></text:p>
      <text:p text:style-name="P21"><text:span text:style-name="T5">sudo apt install lighttpd</text:span></text:p>
      <text:p text:style-name="P21"><text:span text:style-name="T5"/></text:p>
      <text:p text:style-name="P21"><text:span text:style-name="T5">on “/etc/lighttpd/lighttpd.conf” says that port 80 is used, so:</text:span></text:p>
      <text:p text:style-name="P21"><text:span text:style-name="T5"/></text:p>
      <text:p text:style-name="P21"><text:span text:style-name="T5">sudo ufw allow 80</text:span></text:p>
      <text:p text:style-name="P21"><text:span text:style-name="T5"/></text:p>
      <text:p text:style-name="P21"><text:span text:style-name="T5"/></text:p>
      <text:p text:style-name="P24"><text:span text:style-name="T5">MARIADB:</text:span></text:p>
      <text:p text:style-name="P4"><text:span text:style-name="Source_20_Text"><text:span text:style-name="T9">sudo apt install mariadb-server</text:span></text:span></text:p>
      <text:p text:style-name="P21"><text:span text:style-name="T5"/></text:p>
      <text:p text:style-name="P21"><text:span text:style-name="T5">sudo mysql_secure_installation</text:span></text:p>
      <text:p text:style-name="P21"><text:span text:style-name="T5"/></text:p>
      <text:p text:style-name="P21"><text:span text:style-name="T5">$ sudo mysql_secure_installation</text:span></text:p>
      <text:p text:style-name="P21"><text:span text:style-name="T5">Enter current password for root (enter for none): #Just press Enter (do not confuse database root with system root)</text:span></text:p>
      <text:p text:style-name="P21"><text:span text:style-name="T5">Switch to unix_socket authentication? No</text:span></text:p>
      <text:p text:style-name="P21"><text:span text:style-name="T5">Change the root password? No </text:span></text:p>
      <text:p text:style-name="P21"><text:span text:style-name="T5">Remove anonymous users? [Y/n] Y</text:span></text:p>
      <text:p text:style-name="P21"><text:span text:style-name="T5">Disallow root login remotely? [Y/n] Y</text:span></text:p>
      <text:p text:style-name="P21"><text:span text:style-name="T5">Remove test database and access to it? [Y/n] Y</text:span></text:p>
      <text:p text:style-name="P21"><text:span text:style-name="T5">Reload privilege tables now? [Y/n] Y</text:span></text:p>
      <text:p text:style-name="P21"><text:span text:style-name="T5"/></text:p>
      <text:p text:style-name="P21"><text:span text:style-name="Source_20_Text"><text:span text:style-name="T5">sudo mariadb</text:span></text:span></text:p>
      <text:p text:style-name="P21"><text:span text:style-name="Source_20_Text"><text:span text:style-name="T5">CREATE DATABASE &lt;database-name&gt;;</text:span></text:span></text:p>
      <text:p text:style-name="P21"><text:span text:style-name="Source_20_Text"><text:span text:style-name="T5">GRANT ALL ON TestDatabase.* TO '&lt;user&gt;'@'localhost' IDENTIFIED BY '&lt;password&gt;' WITH GRANT OPTION;</text:span></text:span></text:p>
      <text:p text:style-name="P21"><text:span text:style-name="Source_20_Text"><text:span text:style-name="T5">FLUSH PRIVILEGES;</text:span></text:span></text:p>
      <text:p text:style-name="P21"><text:span text:style-name="Source_20_Text"><text:span text:style-name="T5">exit</text:span></text:span></text:p>
      <text:p text:style-name="P21"><text:span text:style-name="Source_20_Text"><text:span text:style-name="T5">mariadb -u &lt;user&gt; -p → mariadb -u admin -p</text:span></text:span></text:p>
      <text:p text:style-name="P21"><text:span text:style-name="Source_20_Text"><text:span text:style-name="T5">SHOW DATABASES;</text:span></text:span></text:p>
      <text:p text:style-name="P21"><text:span text:style-name="Source_20_Text"><text:span text:style-name="T5">exit</text:span></text:span></text:p>
      <text:p text:style-name="P21"><text:span text:style-name="Source_20_Text"><text:span text:style-name="T5"/></text:span></text:p>
      <text:p text:style-name="P22"><text:span text:style-name="Source_20_Text"><text:span text:style-name="T6">PHP:</text:span></text:span></text:p>
      <text:p text:style-name="P21"><text:span text:style-name="Source_20_Text"><text:span text:style-name="T5">sudo apt install php-cgi php-mysql</text:span></text:span></text:p>
      <text:p text:style-name="P21"><text:span text:style-name="Source_20_Text"><text:span text:style-name="T5"/></text:span></text:p>
      <text:p text:style-name="P22"><text:span text:style-name="Source_20_Text"><text:span text:style-name="T6">WORDPRESS:</text:span></text:span></text:p>
      <text:p text:style-name="P22"><text:span text:style-name="Source_20_Text"><text:span text:style-name="T6">sudo apt install wget</text:span></text:span></text:p>
      <text:p text:style-name="P22"><text:span text:style-name="Source_20_Text"><text:span text:style-name="T6">sudo wget http://wordpress.org/latest.tar.gz -P /var/www/html</text:span></text:span></text:p>
      <text:p text:style-name="P22"><text:span text:style-name="Source_20_Text"><text:span text:style-name="T6">cd /var/www/html/</text:span></text:span></text:p>
      <text:p text:style-name="P22"><text:span text:style-name="Source_20_Text"><text:span text:style-name="T6">sudo tar -xzvf /var/www/html/latest.tar.gz</text:span></text:span></text:p>
      <text:p text:style-name="P22"><text:span text:style-name="Source_20_Text"><text:span text:style-name="T6">sudo rm /var/www/html/latest.tar.gz</text:span></text:span></text:p>
      <text:p text:style-name="P5"><text:span text:style-name="Source_20_Text"><text:span text:style-name="T6">sudo cp -r /var/www/html/wordpress/* /var/www/html</text:span></text:span></text:p>
      <text:p text:style-name="P5"><text:span text:style-name="Source_20_Text"><text:span text:style-name="T6">sudo rm -rf /var/www/html/wordpress</text:span></text:span></text:p>
      <text:p text:style-name="P5"><text:span text:style-name="Source_20_Text"><text:span text:style-name="T6">sudo cp /var/www/html/wp-config-sample.php /var/www/html/wp-config.php</text:span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6"><text:span text:style-name="Source_20_Text"><text:span text:style-name="T7">configure Wordpress with MariaDB database with:</text:span></text:span></text:p>
      <text:p text:style-name="P6"><text:soft-page-break/><text:span text:style-name="Source_20_Text"><text:span text:style-name="T7">sudo nano /var/www/html/wp-config.php</text:span></text:span></text:p>
      <text:p text:style-name="P22"><text:span text:style-name="Source_20_Text"><text:span text:style-name="T6"/></text:span></text:p>
      <text:p text:style-name="P23"><text:span text:style-name="Source_20_Text"><text:span text:style-name="T7">replace:</text:span></text:span></text:p>
      <text:p text:style-name="P6"><text:span text:style-name="Source_20_Text"><text:span text:style-name="T7">define( 'DB_NAME', 'database_name_here' );</text:span></text:span></text:p>
      <text:p text:style-name="Preformatted_20_Text"><text:span text:style-name="Source_20_Text"><text:span text:style-name="T11">define( 'DB_USER', 'username_here' );</text:span></text:span></text:p>
      <text:p text:style-name="P1"><text:span text:style-name="Source_20_Text"><text:span text:style-name="T11">define( 'DB_PASSWORD', 'password_here' );</text:span></text:span></text:p>
      <text:p text:style-name="P23"><text:span text:style-name="Source_20_Text"><text:span text:style-name="T7">for the right user, password and database name</text:span></text:span></text:p>
      <text:p text:style-name="P23"><text:span text:style-name="Source_20_Text"><text:span text:style-name="T7"/></text:span></text:p>
      <text:p text:style-name="P23"><text:span text:style-name="Source_20_Text"><text:span text:style-name="T7"/></text:span></text:p>
      <text:p text:style-name="P23"><text:span text:style-name="Source_20_Text"><text:span text:style-name="T7">Config lighttpd:</text:span></text:span></text:p>
      <text:p text:style-name="P23"><text:span text:style-name="Source_20_Text"><text:span text:style-name="T7">sudo lighty-enable-mod fastcgi</text:span></text:span></text:p>
      <text:p text:style-name="P23"><text:span text:style-name="Source_20_Text"><text:span text:style-name="T7">sudo lighty-enable-mod fastcgi-php</text:span></text:span></text:p>
      <text:p text:style-name="P23"><text:span text:style-name="Source_20_Text"><text:span text:style-name="T7">sudo service lighttpd force-reload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17:03:39.658903613</meta:creation-date>
    <dc:date>2022-12-25T22:06:48.273245308</dc:date>
    <meta:editing-duration>PT10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17" meta:word-count="518" meta:character-count="3669" meta:non-whitespace-character-count="3265"/>
  </office:meta>
</office:document-meta>
</file>